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1.4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_frequency" table:style-name="ta1">
        <table:shapes>
          <draw:frame draw:z-index="0" draw:style-name="gr1" draw:text-style-name="P1" svg:width="6.2988in" svg:height="3.5429in" svg:x="2.7441in" svg:y="0.4181in">
            <draw:object draw:notify-on-update-of-ranges="time_frequency.O83:time_frequency.O8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average_waiting_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88.9024" calcext:value-type="float">
            <text:p>9688.9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62.2381" calcext:value-type="float">
            <text:p>9362.23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129.73117311731" calcext:value-type="float">
            <text:p>9129.731173117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762.14" calcext:value-type="float">
            <text:p>8762.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40.95175" calcext:value-type="float">
            <text:p>8540.951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99.61086108611" calcext:value-type="float">
            <text:p>8099.610861086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27.52467623381" calcext:value-type="float">
            <text:p>7827.524676233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669.0148" calcext:value-type="float">
            <text:p>7669.01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63.07155715572" calcext:value-type="float">
            <text:p>7263.071557155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53.8545" calcext:value-type="float">
            <text:p>6953.85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627.65566556656" calcext:value-type="float">
            <text:p>6627.655665566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05.23409363746" calcext:value-type="float">
            <text:p>6405.234093637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23.50845253576" calcext:value-type="float">
            <text:p>6123.508452535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40.71778711485" calcext:value-type="float">
            <text:p>5740.717787114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11.61740435109" calcext:value-type="float">
            <text:p>5411.617404351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18.696" calcext:value-type="float">
            <text:p>4918.6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52.49234693878" calcext:value-type="float">
            <text:p>4752.492346938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91.75517551755" calcext:value-type="float">
            <text:p>4491.755175517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54.7319391635" calcext:value-type="float">
            <text:p>4154.73193916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40.484" calcext:value-type="float">
            <text:p>4040.4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42.50105042017" calcext:value-type="float">
            <text:p>3442.501050420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29.62926292629" calcext:value-type="float">
            <text:p>3329.629262926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10.4499424626" calcext:value-type="float">
            <text:p>3010.44994246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84.82112845138" calcext:value-type="float">
            <text:p>2784.821128451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05.55875" calcext:value-type="float">
            <text:p>2405.558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09.4655396619" calcext:value-type="float">
            <text:p>1809.46553966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80.93918918919" calcext:value-type="float">
            <text:p>1680.939189189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04.07422969188" calcext:value-type="float">
            <text:p>1104.074229691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57.467343976778" calcext:value-type="float">
            <text:p>757.4673439767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5.852852852853" calcext:value-type="float">
            <text:p>595.85285285285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71.299224806202" calcext:value-type="float">
            <text:p>571.2992248062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9.2208" calcext:value-type="float">
            <text:p>479.22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0.594059405941" calcext:value-type="float">
            <text:p>180.5940594059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4.430272108844" calcext:value-type="float">
            <text:p>104.4302721088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4.781085814361" calcext:value-type="float">
            <text:p>174.78108581436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4.9675675675676" calcext:value-type="float">
            <text:p>94.96756756756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9.387037037037" calcext:value-type="float">
            <text:p>59.3870370370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4.3422053231939" calcext:value-type="float">
            <text:p>64.34220532319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1.021484375" calcext:value-type="float">
            <text:p>61.0214843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4.532" calcext:value-type="float">
            <text:p>54.5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4.6036960985626" calcext:value-type="float">
            <text:p>44.60369609856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1.0042016806723" calcext:value-type="float">
            <text:p>51.004201680672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6.6645161290323" calcext:value-type="float">
            <text:p>46.66451612903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.2466960352423" calcext:value-type="float">
            <text:p>45.246696035242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.527027027027" calcext:value-type="float">
            <text:p>44.52702702702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.7488479262673" calcext:value-type="float">
            <text:p>39.74884792626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.9270588235294" calcext:value-type="float">
            <text:p>39.927058823529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2.0865384615385" calcext:value-type="float">
            <text:p>42.086538461538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.6299019607843" calcext:value-type="float">
            <text:p>37.62990196078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.2225" calcext:value-type="float">
            <text:p>36.22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7.7474489795918" calcext:value-type="float">
            <text:p>37.74744897959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6.6822916666667" calcext:value-type="float">
            <text:p>36.68229166666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8.710875331565" calcext:value-type="float">
            <text:p>38.7108753315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4.3621621621622" calcext:value-type="float">
            <text:p>34.362162162162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5.6363636363636" calcext:value-type="float">
            <text:p>35.636363636363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5.1260504201681" calcext:value-type="float">
            <text:p>35.126050420168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2.1457142857143" calcext:value-type="float">
            <text:p>32.145714285714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4.9476744186046" calcext:value-type="float">
            <text:p>34.947674418604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3.9674556213018" calcext:value-type="float">
            <text:p>33.96745562130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5.1021021021021" calcext:value-type="float">
            <text:p>35.102102102102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3.3455657492355" calcext:value-type="float">
            <text:p>33.345565749235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.0093167701863" calcext:value-type="float">
            <text:p>31.009316770186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3.0788643533123" calcext:value-type="float">
            <text:p>33.07886435331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.4647435897436" calcext:value-type="float">
            <text:p>32.464743589743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3.7817589576547" calcext:value-type="float">
            <text:p>33.781758957654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2.6930693069307" calcext:value-type="float">
            <text:p>32.693069306930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2.6946308724832" calcext:value-type="float">
            <text:p>32.694630872483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1.578231292517" calcext:value-type="float">
            <text:p>31.57823129251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1.0622837370242" calcext:value-type="float">
            <text:p>31.06228373702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3.2701754385965" calcext:value-type="float">
            <text:p>33.270175438596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2.5409252669039" calcext:value-type="float">
            <text:p>32.540925266903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2.2635379061372" calcext:value-type="float">
            <text:p>32.26353790613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4.8315018315018" calcext:value-type="float">
            <text:p>34.83150183150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2.7148148148148" calcext:value-type="float">
            <text:p>32.71481481481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3.218045112782" calcext:value-type="float">
            <text:p>33.21804511278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3.3992395437262" calcext:value-type="float">
            <text:p>33.399239543726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1.4826254826255" calcext:value-type="float">
            <text:p>31.48262548262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2.27734375" calcext:value-type="float">
            <text:p>32.2773437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0.9802371541502" calcext:value-type="float">
            <text:p>30.98023715415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.352" calcext:value-type="float">
            <text:p>32.35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1.4227642276423" calcext:value-type="float">
            <text:p>31.422764227642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4.3292181069959" calcext:value-type="float">
            <text:p>34.329218106995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2.7791666666667" calcext:value-type="float">
            <text:p>32.77916666666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3.6218487394958" calcext:value-type="float">
            <text:p>33.621848739495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2.1744680851064" calcext:value-type="float">
            <text:p>32.174468085106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1.8706896551724" calcext:value-type="float">
            <text:p>31.87068965517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2.7117903930131" calcext:value-type="float">
            <text:p>32.711790393013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1.6740088105727" calcext:value-type="float">
            <text:p>31.674008810572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3.8169642857143" calcext:value-type="float">
            <text:p>33.816964285714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4.5315315315315" calcext:value-type="float">
            <text:p>34.531531531531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3.0547945205479" calcext:value-type="float">
            <text:p>33.054794520547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2.6359447004608" calcext:value-type="float">
            <text:p>32.635944700460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.5627906976744" calcext:value-type="float">
            <text:p>30.562790697674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4.2735849056604" calcext:value-type="float">
            <text:p>34.27358490566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2.647619047619" calcext:value-type="float">
            <text:p>32.64761904761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1.6442307692308" calcext:value-type="float">
            <text:p>31.644230769230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2.7815533980583" calcext:value-type="float">
            <text:p>32.781553398058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3.6372549019608" calcext:value-type="float">
            <text:p>33.637254901960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1.0594059405941" calcext:value-type="float">
            <text:p>31.05940594059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28T21:17:43.361139811</dc:date>
    <meta:editing-duration>PT3M10S</meta:editing-duration>
    <meta:editing-cycles>1</meta:editing-cycles>
    <meta:document-statistic meta:table-count="1" meta:cell-count="200" meta:object-count="1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1.349cm" svg:y="4.201cm" style:legend-expansion="high" chart:style-name="ch2"/>
        <chart:plot-area chart:style-name="ch3" chart:data-source-has-labels="both" svg:x="0.242cm" svg:y="0.178cm" svg:width="10.705cm" svg:height="8.636cm">
          <chartooo:coordinate-region svg:x="1.419cm" svg:y="0.377cm" svg:width="9.248cm" svg:height="7.79cm"/>
          <chart:axis chart:dimension="x" chart:name="primary-x" chart:style-name="ch4" chartooo:axis-type="auto">
            <chart:categories table:cell-range-address="local-table.$A$2:.$A$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0" chart:label-cell-address="local-table.$C$1" chart:class="chart:scatter">
            <chart:domain table:cell-range-address="local-table.$B$2:.$B$100"/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average_waiting_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688.9024">
                <text:p>9688.902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362.2381">
                <text:p>9362.23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129.73117311731">
                <text:p>9129.731173117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762.14">
                <text:p>8762.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540.95175">
                <text:p>8540.95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099.61086108611">
                <text:p>8099.610861086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827.52467623381">
                <text:p>7827.524676233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669.0148">
                <text:p>7669.01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263.07155715572">
                <text:p>7263.071557155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953.8545">
                <text:p>6953.8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627.65566556656">
                <text:p>6627.655665566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405.23409363746">
                <text:p>6405.234093637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123.50845253576">
                <text:p>6123.508452535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740.71778711485">
                <text:p>5740.717787114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411.61740435109">
                <text:p>5411.617404351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918.696">
                <text:p>4918.6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752.49234693878">
                <text:p>4752.492346938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491.75517551755">
                <text:p>4491.755175517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154.7319391635">
                <text:p>4154.73193916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040.484">
                <text:p>4040.4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442.50105042017">
                <text:p>3442.501050420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329.62926292629">
                <text:p>3329.629262926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010.4499424626">
                <text:p>3010.44994246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784.82112845138">
                <text:p>2784.821128451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405.55875">
                <text:p>2405.558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809.4655396619">
                <text:p>1809.46553966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680.93918918919">
                <text:p>1680.939189189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104.07422969188">
                <text:p>1104.074229691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57.467343976778">
                <text:p>757.4673439767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95.852852852853">
                <text:p>595.8528528528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71.299224806202">
                <text:p>571.2992248062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79.2208">
                <text:p>479.22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80.594059405941">
                <text:p>180.5940594059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04.430272108844">
                <text:p>104.4302721088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74.781085814361">
                <text:p>174.7810858143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4.9675675675676">
                <text:p>94.96756756756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9.387037037037">
                <text:p>59.3870370370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4.3422053231939">
                <text:p>64.34220532319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61.021484375">
                <text:p>61.0214843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4.532">
                <text:p>54.5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4.6036960985626">
                <text:p>44.60369609856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1.0042016806723">
                <text:p>51.00420168067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6.6645161290323">
                <text:p>46.66451612903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5.2466960352423">
                <text:p>45.24669603524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4.527027027027">
                <text:p>44.5270270270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9.7488479262673">
                <text:p>39.74884792626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9.9270588235294">
                <text:p>39.92705882352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2.0865384615385">
                <text:p>42.08653846153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7.6299019607843">
                <text:p>37.62990196078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6.2225">
                <text:p>36.2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37.7474489795918">
                <text:p>37.74744897959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36.6822916666667">
                <text:p>36.682291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38.710875331565">
                <text:p>38.7108753315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34.3621621621622">
                <text:p>34.36216216216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35.6363636363636">
                <text:p>35.63636363636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35.1260504201681">
                <text:p>35.12605042016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2.1457142857143">
                <text:p>32.14571428571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34.9476744186046">
                <text:p>34.94767441860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33.9674556213018">
                <text:p>33.96745562130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5.1021021021021">
                <text:p>35.10210210210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33.3455657492355">
                <text:p>33.34556574923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31.0093167701863">
                <text:p>31.00931677018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33.0788643533123">
                <text:p>33.07886435331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2.4647435897436">
                <text:p>32.46474358974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33.7817589576547">
                <text:p>33.78175895765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32.6930693069307">
                <text:p>32.69306930693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32.6946308724832">
                <text:p>32.69463087248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31.578231292517">
                <text:p>31.5782312925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31.0622837370242">
                <text:p>31.06228373702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3.2701754385965">
                <text:p>33.27017543859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32.5409252669039">
                <text:p>32.54092526690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2.2635379061372">
                <text:p>32.26353790613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34.8315018315018">
                <text:p>34.83150183150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32.7148148148148">
                <text:p>32.71481481481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33.218045112782">
                <text:p>33.2180451127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3.3992395437262">
                <text:p>33.39923954372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31.4826254826255">
                <text:p>31.48262548262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32.27734375">
                <text:p>32.277343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30.9802371541502">
                <text:p>30.98023715415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2.352">
                <text:p>32.3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31.4227642276423">
                <text:p>31.42276422764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34.3292181069959">
                <text:p>34.32921810699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32.7791666666667">
                <text:p>32.7791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3.6218487394958">
                <text:p>33.62184873949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32.1744680851064">
                <text:p>32.17446808510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31.8706896551724">
                <text:p>31.87068965517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32.7117903930131">
                <text:p>32.71179039301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31.6740088105727">
                <text:p>31.67400881057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33.8169642857143">
                <text:p>33.81696428571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34.5315315315315">
                <text:p>34.53153153153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33.0547945205479">
                <text:p>33.05479452054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32.6359447004608">
                <text:p>32.63594470046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30.5627906976744">
                <text:p>30.56279069767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34.2735849056604">
                <text:p>34.27358490566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32.647619047619">
                <text:p>32.6476190476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31.6442307692308">
                <text:p>31.64423076923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32.7815533980583">
                <text:p>32.78155339805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33.6372549019608">
                <text:p>33.63725490196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1.0594059405941">
                <text:p>31.05940594059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